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Abyssinica SIL" svg:font-family="'Abyssinica SIL'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2" style:family="paragraph" style:parent-style-name="Standard">
      <style:paragraph-properties fo:line-height="100%" fo:orphans="2" fo:widows="2"/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3" style:family="paragraph" style:parent-style-name="Standard">
      <style:paragraph-properties fo:orphans="2" fo:widows="2"/>
      <style:text-properties fo:font-variant="normal" fo:text-transform="none" style:font-name="Abyssinica SIL" fo:letter-spacing="normal" fo:font-style="italic" fo:font-weight="normal" style:font-style-asian="italic" style:font-style-complex="italic"/>
    </style:style>
    <style:style style:name="P4" style:family="paragraph" style:parent-style-name="Standard">
      <style:text-properties fo:font-variant="normal" fo:text-transform="none" style:font-name="Abyssinica SIL" fo:letter-spacing="normal" fo:language="fr" fo:country="FR" fo:font-style="normal" fo:font-weight="normal"/>
    </style:style>
    <style:style style:name="P5" style:family="paragraph" style:parent-style-name="Standard">
      <style:paragraph-properties fo:orphans="2" fo:widows="2"/>
      <style:text-properties fo:font-variant="normal" fo:text-transform="none" style:font-name="Abyssinica SIL" fo:letter-spacing="normal" fo:language="fr" fo:country="FR" fo:font-style="normal" fo:font-weight="normal"/>
    </style:style>
    <style:style style:name="P6" style:family="paragraph" style:parent-style-name="Standard">
      <style:paragraph-properties fo:line-height="100%"/>
      <style:text-properties fo:font-variant="normal" fo:text-transform="none" style:font-name="Abyssinica SIL" fo:letter-spacing="normal" fo:language="fr" fo:country="FR" fo:font-style="normal" fo:font-weight="normal"/>
    </style:style>
    <style:style style:name="P7" style:family="paragraph" style:parent-style-name="Standard">
      <style:text-properties fo:font-variant="normal" fo:text-transform="none" style:font-name="Abyssinica SIL" fo:letter-spacing="normal" fo:language="fr" fo:country="FR" fo:font-style="italic" fo:font-weight="normal" style:font-style-asian="italic" style:font-style-complex="italic"/>
    </style:style>
    <style:style style:name="P8" style:family="paragraph" style:parent-style-name="Standard">
      <style:text-properties fo:font-variant="normal" fo:text-transform="none" style:font-name="Abyssinica SIL" fo:letter-spacing="normal" fo:font-style="normal" fo:font-weight="normal"/>
    </style:style>
    <style:style style:name="P9" style:family="paragraph" style:parent-style-name="Standard">
      <style:paragraph-properties fo:orphans="2" fo:widows="2"/>
      <style:text-properties fo:font-variant="normal" fo:text-transform="none" style:font-name="Abyssinica SIL" fo:letter-spacing="normal" fo:font-style="normal" fo:font-weight="normal"/>
    </style:style>
    <style:style style:name="P10" style:family="paragraph" style:parent-style-name="Standard">
      <style:text-properties style:font-name="Abyssinica SIL"/>
    </style:style>
    <style:style style:name="P11" style:family="paragraph" style:parent-style-name="Standard">
      <style:paragraph-properties fo:line-height="100%" fo:orphans="2" fo:widows="2"/>
      <style:text-properties style:font-name="Abyssinica SIL"/>
    </style:style>
    <style:style style:name="P12" style:family="paragraph" style:parent-style-name="Standard">
      <style:text-properties style:font-name="Abyssinica SIL" fo:language="fr" fo:country="FR"/>
    </style:style>
    <style:style style:name="P13" style:family="paragraph" style:parent-style-name="Standard">
      <style:paragraph-properties fo:orphans="2" fo:widows="2"/>
      <style:text-properties style:font-name="Abyssinica SIL" fo:language="fr" fo:country="FR"/>
    </style:style>
    <style:style style:name="P14" style:family="paragraph" style:parent-style-name="Standard">
      <style:paragraph-properties fo:orphans="2" fo:widows="2"/>
      <style:text-properties style:font-name="Abyssinica SI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Abyssinica SIL" fo:letter-spacing="normal" fo:font-style="normal" fo:font-weight="normal"/>
    </style:style>
    <style:style style:name="P16" style:family="paragraph" style:parent-style-name="Standard">
      <style:paragraph-properties fo:orphans="2" fo:widows="2"/>
      <style:text-properties fo:font-variant="normal" fo:text-transform="none" style:font-name="Abyssinica SIL" fo:letter-spacing="normal" fo:language="fr" fo:country="FR" fo:font-style="normal" fo:font-weight="normal"/>
    </style:style>
    <style:style style:name="P17" style:family="paragraph" style:parent-style-name="Standard">
      <style:text-properties fo:font-variant="normal" fo:text-transform="none" style:font-name="Abyssinica SIL" fo:letter-spacing="normal" fo:font-style="normal" fo:font-weight="normal"/>
    </style:style>
    <style:style style:name="P18" style:family="paragraph" style:parent-style-name="Standard">
      <style:text-properties style:font-name="Abyssinica SIL"/>
    </style:style>
    <style:style style:name="P19" style:family="paragraph" style:parent-style-name="Standard">
      <style:paragraph-properties fo:orphans="2" fo:widows="2"/>
      <style:text-properties style:font-name="Abyssinica SIL"/>
    </style:style>
    <style:style style:name="T1" style:family="text">
      <style:text-properties style:font-style-asian="italic" style:font-style-complex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language="fr" fo:country="FR" fo:font-style="normal" fo:font-weight="normal"/>
    </style:style>
    <style:style style:name="T4" style:family="text">
      <style:text-properties fo:font-variant="normal" fo:text-transform="none" fo:letter-spacing="normal" fo:language="fr" fo:country="FR" fo:font-style="normal" fo:font-weight="normal" style:font-style-asian="italic" style:font-style-complex="italic"/>
    </style:style>
    <style:style style:name="T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6" style:family="text">
      <style:text-properties fo:language="fr" fo:country="FR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Chapitre 1 :<text:tab/></text:span>Contexte général du projet</text:p>
      <text:p text:style-name="P11"><text:span text:style-name="T4">1.<text:tab/></text:span><text:span text:style-name="T3">Présentation de l’organisme d’accueil</text:span></text:p>
      <text:p text:style-name="P5"><text:tab/>1.1.<text:tab/>Présentation générale.</text:p>
      <text:p text:style-name="P5"><text:tab/>1.2.<text:tab/>Mission</text:p>
      <text:p text:style-name="P6"><text:span text:style-name="T1"><text:tab/>1.3.<text:tab/></text:span>Chiffres clés</text:p>
      <text:p text:style-name="P13"><text:span text:style-name="T2"><text:tab/>1.4.<text:tab/>Organigramme</text:span><text:line-break/>2<text:span text:style-name="T2">.<text:tab/>Présentation du projet </text:span></text:p>
      <text:p text:style-name="P5"><text:tab/>2.1.<text:tab/>Le cadre général du projet</text:p>
      <text:p text:style-name="P5"><text:tab/>2.2.<text:tab/>Les objectifs du projet</text:p>
      <text:p text:style-name="P5"><text:tab/>2.3 .<text:tab/>L ’approche Métier</text:p>
      <text:p text:style-name="P4"><text:tab/><text:tab/></text:p>
      <text:p text:style-name="P4">3.<text:tab/>Etude de l’existant pour la gestion des ressources humaines </text:p>
      <text:p text:style-name="P9"><text:tab/>3.1.<text:tab/>Recrutement. </text:p>
      <text:p text:style-name="P10"><text:tab/>3<text:span text:style-name="T2">.2.<text:tab/>Gestion des employés et des carrières.</text:span></text:p>
      <text:p text:style-name="P9"><text:tab/>3.3.<text:tab/>Gestion des congés. </text:p>
      <text:p text:style-name="P10"><text:tab/>3<text:span text:style-name="T2">.4.<text:tab/>Formations.</text:span></text:p>
      <text:p text:style-name="P14"><text:span text:style-name="T2"><text:tab/>3.5.<text:tab/></text:span><text:span text:style-name="T3">Géstion des documents administratifs.</text:span><text:span text:style-name="T6"><text:line-break/>4</text:span><text:span text:style-name="T3">.<text:tab/>Problématique</text:span></text:p>
      <text:p text:style-name="P5">5.<text:tab/>Conduite du projet</text:p>
      <text:p text:style-name="P5"><text:tab/>5.1.<text:tab/>Processus de développement </text:p>
      <text:p text:style-name="P5"><text:tab/>5.2.<text:tab/>Planning du projet</text:p>
      <text:p text:style-name="P5"/>
      <text:p text:style-name="P7">Chapitre 2 :<text:tab/>Spécification des besoins</text:p>
      <text:p text:style-name="P10"><text:line-break/>1.<text:tab/><text:span text:style-name="T3">Analyse de</text:span><text:span text:style-name="T2"> besoins</text:span></text:p>
      <text:p text:style-name="P8"><text:span text:style-name="T6"><text:tab/>1.1<text:tab/>Besoin non-fonctionnel</text:span></text:p>
      <text:p text:style-name="P14"><text:span text:style-name="T2"><text:tab/>1.2.<text:tab/>Besoin fonctionnel</text:span></text:p>
      <text:p text:style-name="P3">Chapitre 3 :<text:tab/>Etude technique</text:p>
      <text:p text:style-name="P9">1.<text:tab/>Technologie et outils de mise en œuvre</text:p>
      <text:p text:style-name="P14"><text:span text:style-name="T2"><text:tab/>1.1.<text:tab/>Choix des langages et frameworks</text:span></text:p>
      <text:p text:style-name="P10"><text:span text:style-name="T2"><text:tab/>1.2.<text:tab/>Architecture technique</text:span></text:p>
      <text:p text:style-name="P10"><text:span text:style-name="T2"><text:tab/>1.3.<text:tab/>Outils de Gestion du code, de conception et de planification</text:span></text:p>
      <text:p text:style-name="P15">2.<text:tab/>Architecture logicielle</text:p>
      <text:p text:style-name="P10"><text:line-break/><text:span text:style-name="T5">Chapitre 4 :<text:tab/>Conception</text:span></text:p>
      <text:p text:style-name="P8"><text:span text:style-name="T7">1.<text:tab/></text:span>Fiche descriptive</text:p>
      <text:p text:style-name="P15">2.<text:tab/>Diagramme de contexte</text:p>
      <text:p text:style-name="P15">3.<text:tab/>Diagrammes des cas d’utilisation</text:p>
      <text:p text:style-name="P15"><text:tab/>3.1.<text:tab/>Diagramme de cas d’utilisation général</text:p>
      <text:p text:style-name="P15"><text:tab/>3.2.<text:tab/>Description des cas d’utilisation et diagrammes de séquences</text:p>
      <text:p text:style-name="P1"/>
      <text:p text:style-name="P1">Chapitre 5 :<text:tab/>Réalisation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Abyssinica SIL" svg:font-family="'Abyssinica SIL'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fr" fo:country="FR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701in" fo:margin-bottom="0.4701in" fo:margin-left="0.4701in" fo:margin-right="0.47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6-11T22:14:43</meta:creation-date>
    <dc:date>2018-06-18T14:34:18</dc:date>
    <dc:creator>amine jabri</dc:creator>
    <meta:editing-duration>PT2H44M47S</meta:editing-duration>
    <meta:editing-cycles>8</meta:editing-cycles>
    <meta:generator>OpenOffice/4.1.4$Unix OpenOffice.org_project/414m5$Build-9788</meta:generator>
    <meta:document-statistic meta:table-count="0" meta:image-count="0" meta:object-count="0" meta:page-count="1" meta:paragraph-count="37" meta:word-count="173" meta:character-count="1155"/>
  </office:meta>
</office:document-meta>
</file>